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0a085" officeooo:paragraph-rsid="0010a085" style:font-size-asian="12.25pt" style:font-weight-asian="bold" style:font-size-complex="14pt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fo:font-weight="bold" officeooo:rsid="0011d7b8" officeooo:paragraph-rsid="0011d7b8" style:font-weight-asian="bold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fo:font-weight="bold" officeooo:rsid="0016066f" officeooo:paragraph-rsid="0016066f" style:font-weight-asian="bold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font-weight="bold" officeooo:rsid="0018f619" officeooo:paragraph-rsid="0018f619" style:font-weight-asian="bold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11d7b8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127cb5"/>
    </style:style>
    <style:style style:name="P7" style:family="paragraph" style:parent-style-name="Standard" style:list-style-name="L1">
      <style:paragraph-properties fo:text-align="justify" style:justify-single-word="false"/>
      <style:text-properties fo:font-weight="normal" officeooo:paragraph-rsid="0010a085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weight="normal" officeooo:rsid="0010a085" officeooo:paragraph-rsid="0010a085" style:font-weight-asian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weight="normal" officeooo:rsid="00115c16" officeooo:paragraph-rsid="00115c16" style:font-weight-asian="normal" style:font-weight-complex="normal"/>
    </style:style>
    <style:style style:name="T1" style:family="text">
      <style:text-properties fo:font-size="14pt" fo:font-weight="bold" style:font-size-asian="12.25pt" style:font-weight-asian="bold" style:font-size-complex="14pt" style:font-weight-complex="bold"/>
    </style:style>
    <style:style style:name="T2" style:family="text">
      <style:text-properties fo:font-size="14pt" fo:font-weight="bold" officeooo:rsid="0010a085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115c16" style:font-size-asian="12.25pt" style:font-weight-asian="bold" style:font-size-complex="14pt" style:font-weight-complex="bold"/>
    </style:style>
    <style:style style:name="T4" style:family="text">
      <style:text-properties fo:font-size="14pt" fo:font-weight="bold" officeooo:rsid="0011d7b8" style:font-size-asian="12.25pt" style:font-weight-asian="bold" style:font-size-complex="14pt" style:font-weight-complex="bold"/>
    </style:style>
    <style:style style:name="T5" style:family="text">
      <style:text-properties fo:font-size="14pt" fo:font-weight="bold" officeooo:rsid="00127cb5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141739" style:font-size-asian="12.25pt" style:font-weight-asian="bold" style:font-size-complex="14pt" style:font-weight-complex="bold"/>
    </style:style>
    <style:style style:name="T7" style:family="text">
      <style:text-properties fo:font-size="14pt" style:font-size-asian="12.25pt" style:font-size-complex="14pt"/>
    </style:style>
    <style:style style:name="T8" style:family="text">
      <style:text-properties fo:font-size="14pt" officeooo:rsid="0010a085" style:font-size-asian="12.25pt" style:font-size-complex="14pt"/>
    </style:style>
    <style:style style:name="T9" style:family="text">
      <style:text-properties fo:font-size="14pt" officeooo:rsid="00141739" style:font-size-asian="12.25pt" style:font-size-complex="14pt"/>
    </style:style>
    <style:style style:name="T10" style:family="text">
      <style:text-properties fo:font-size="14pt" officeooo:rsid="0017a7db" style:font-size-asian="12.25pt" style:font-size-complex="14pt"/>
    </style:style>
    <style:style style:name="T11" style:family="text">
      <style:text-properties fo:font-size="14pt" fo:font-weight="normal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11d7b8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115c16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127cb5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141739" style:font-size-asian="12.25pt" style:font-weight-asian="normal" style:font-size-complex="14pt" style:font-weight-complex="normal"/>
    </style:style>
    <style:style style:name="T16" style:family="text">
      <style:text-properties fo:font-size="14pt" fo:font-weight="normal" officeooo:rsid="0017a7db" style:font-size-asian="12.25pt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ando Desenvolvimento em Linguagem JAVA:</text:p>
      <text:p text:style-name="P1"/>
      <text:list xml:id="list3427631897" text:style-name="L1">
        <text:list-item>
          <text:p text:style-name="P7"><text:span text:style-name="T8">Procedimentos para instalação do </text:span><text:span text:style-name="T2">JAVA (JDK) </text:span><text:span text:style-name="T8">no Linux;</text:span></text:p>
        </text:list-item>
        <text:list-item>
          <text:p text:style-name="P8"><text:span text:style-name="T7">Instalação de uma </text:span><text:span text:style-name="T1">build</text:span><text:span text:style-name="T7"> de ferramentas para se trabalhar com </text:span><text:span text:style-name="T1">JAVA</text:span><text:span text:style-name="T7">:</text:span></text:p>
          <text:list>
            <text:list-item>
              <text:p text:style-name="P8"><text:span text:style-name="T7">atualmente no mercado existem duas frentes mais usadas:</text:span></text:p>
              <text:list>
                <text:list-item>
                  <text:p text:style-name="P7"><text:span text:style-name="T2">Apache</text:span><text:span text:style-name="T8"> </text:span><text:span text:style-name="T2">Maven</text:span><text:span text:style-name="T8">;</text:span></text:p>
                </text:list-item>
                <text:list-item>
                  <text:p text:style-name="P8"><text:span text:style-name="T1">Gradle</text:span><text:span text:style-name="T7">.</text:span></text:p>
                </text:list-item>
              </text:list>
            </text:list-item>
          </text:list>
        </text:list-item>
        <text:list-item>
          <text:p text:style-name="P9"><text:span text:style-name="T7">Instalação do </text:span><text:span text:style-name="T1">IntelliJ Idea</text:span><text:span text:style-name="T7">: programa para desenvolvimento do código JAVA;</text:span></text:p>
        </text:list-item>
        <text:list-item>
          <text:p text:style-name="P5"><text:span text:style-name="T12">Criando um novo projeto:</text:span></text:p>
          <text:list>
            <text:list-item>
              <text:p text:style-name="P5"><text:span text:style-name="T4">primeiro de tudo</text:span><text:span text:style-name="T12">: Configuração de projeto com</text:span><text:span text:style-name="T13"> </text:span><text:span text:style-name="T3">Spring</text:span><text:span text:style-name="T13">: é um framework Java criado com o objetivo de facilitar o desenvolvimento de aplicações, explorando, para isso, os conceitos de Inversão de Controle e Injeção de Dependências. Dessa forma, ao adotá-lo, temos à nossa disposição uma tecnologia que nos fornece não apenas recursos necessários à grande parte das aplicações, como módulos para persistência de dados, integração, segurança, testes, desenvolvimento web, como também um conceito a seguir que nos permite criar soluções menos acopladas, mais coesas e, consequentemente, mais fáceis de compreender e manter.</text:span></text:p>
            </text:list-item>
            <text:list-item>
              <text:p text:style-name="P2"><text:span text:style-name="T7">pom.xml</text:span><text:span text:style-name="T11"> é o principal arquivo onde eu descrevo como meu projeto com Maven ou Grandle será configurado, basicamente é um arquivo de configuração do projeto;</text:span></text:p>
            </text:list-item>
            <text:list-item>
              <text:p text:style-name="P6"><text:span text:style-name="T14">O </text:span><text:span text:style-name="T5">Maven</text:span><text:span text:style-name="T14"> possibilita, entre outras coisas, administrar o seu projeto, realizando atividades, que antigamente eram feitas quase que manualmente. Por exemplo, ao rodar o arquivo “</text:span><text:span text:style-name="T5">install</text:span><text:span text:style-name="T14">” na aba </text:span><text:span text:style-name="T5"><text:s/>Maven Projects (Maven)</text:span><text:span text:style-name="T14"> </text:span><text:span text:style-name="T15">o Maven irá compilar o projeto, criando o arquivo .jar, rodando os testes unitários, após terminar de compilar (ou buildar) o projeto</text:span><text:span text:style-name="T14">, </text:span><text:span text:style-name="T15">ele gera então uma pasta chamada “</text:span><text:span text:style-name="T6">target</text:span><text:span text:style-name="T15">” onde ficam todas as classes compiladas, o arquivo jar executável, relatórios de testes.</text:span></text:p>
            </text:list-item>
            <text:list-item>
              <text:p text:style-name="P3"><text:span text:style-name="T9">G</text:span><text:span text:style-name="T7">radle</text:span><text:span text:style-name="T11">: </text:span><text:span text:style-name="T16">enquanto no Apache Maven, o arquivo principal de configuração do projeto é o pom.xml, no Gradle é o </text:span><text:span text:style-name="T10">build.gradle</text:span><text:span text:style-name="T16">. Esse arquivo também descreve as builds do projeto, como serão setadas todas as configurações.</text:span></text:p>
            </text:list-item>
            <text:list-item>
              <text:p text:style-name="P4"><text:span text:style-name="T16">A</text:span><text:span text:style-name="T11">s </text:span><text:span text:style-name="T7">Tasks do Gradle</text:span><text:span text:style-name="T11">, que ficam na aba </text:span><text:span text:style-name="T7">Gradle Projects</text:span><text:span text:style-name="T11">, são tarefas diferentes, que executam outras ações diferentes das tasks do Maven. Após rodar a task </text:span><text:span text:style-name="T7">build</text:span><text:span text:style-name="T11">, dessa vez do Gradle, o projeto é compilado, e é criada uma pasta chamada </text:span><text:span text:style-name="T7">build</text:span><text:span text:style-name="T11"> onde ficam todas as classes compiladas, os testes executados e o arquivo executável jar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7T20:26:14.650847705</meta:creation-date>
    <dc:date>2021-02-27T22:26:35.247424649</dc:date>
    <meta:editing-duration>PT1H50M6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1" meta:paragraph-count="13" meta:word-count="340" meta:character-count="2154" meta:non-whitespace-character-count="1838"/>
  </office:meta>
</office:document-meta>
</file>